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NamespaceBinder.prefixBoundToNullURI( String uri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NamespaceBinder.XML11Namespace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